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cm" fo:min-width="9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481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5cm" svg:height="2.25cm" svg:x="5.25cm" svg:y="3.25cm">
          <text:p text:style-name="P1">Timestamp; Hash; Proof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cm" svg:height="1.673cm" svg:x="1.75cm" svg:y="3.5cm">
          <draw:text-box>
            <text:p>ArkBlock</text:p>
          </draw:text-box>
        </draw:frame>
        <draw:frame draw:style-name="standard" draw:layer="layout" svg:width="14.098cm" svg:height="8.477cm" svg:x="3.375cm" svg:y="6.7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me Stamp</text:p>
              </table:table-cell>
              <table:table-cell>
                <text:p>Data Hash (id)</text:p>
              </table:table-cell>
              <table:table-cell>
                <text:p>Proof of Source</text:p>
              </table:table-cell>
            </table:table-row>
            <table:table-row table:style-name="ro1" table:default-cell-style-name="gray2">
              <table:table-cell>
                <text:p>2023-12-12::</text:p>
                <text:p>15:48:29</text:p>
              </table:table-cell>
              <table:table-cell>
                <text:p>KSkgKyAKICAgICAgIiwgI2Nv</text:p>
              </table:table-cell>
              <table:table-cell>
                <text:p>IGZpZ3VyaW5nIG91dC4KCiI</text:p>
              </table:table-cell>
            </table:table-row>
            <table:table-row table:style-name="ro1" table:default-cell-style-name="gray1">
              <table:table-cell>
                <text:p>2023-12-12::</text:p>
                <text:p>16:32:56</text:p>
              </table:table-cell>
              <table:table-cell>
                <text:p>bnN0cmFpbnQ9IiArIHN0ci</text:p>
              </table:table-cell>
              <table:table-cell>
                <text:p>iIgpDbGFzcyBjb250YWluaW</text:p>
              </table:table-cell>
            </table:table-row>
            <table:table-row table:style-name="ro2" table:default-cell-style-name="gray2">
              <table:table-cell>
                <text:p>2023-12-12::</text:p>
                <text:p>19:09:18</text:p>
              </table:table-cell>
              <table:table-cell>
                <text:p>hwYi5udW1fY29uc3RyYWlu</text:p>
              </table:table-cell>
              <table:table-cell>
                <text:p>5nIGFyZ3VtZW50IG9mIGtu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5:46:36.731606514</meta:creation-date>
    <dc:date>2023-12-19T15:39:57.356898683</dc:date>
    <meta:editing-duration>PT2H9M37S</meta:editing-duration>
    <meta:editing-cycles>6</meta:editing-cycles>
    <meta:generator>LibreOffice/7.3.7.2$Linux_X86_64 LibreOffice_project/30$Build-2</meta:generator>
    <meta:document-statistic meta:object-count="3"/>
  </office:meta>
</office:document-meta>
</file>